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urier"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style:font-name="Courier" fo:font-size="14pt" style:font-size-asian="14pt" style:font-size-complex="14pt" fo:background-color="#ffffff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"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Courier" fo:font-size="14pt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"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ourier" fo:font-size="14pt" officeooo:paragraph-rsid="00190a0f" style:font-size-asian="14pt" style:font-size-complex="14pt"/>
    </style:style>
    <style:style style:name="P10" style:family="paragraph" style:parent-style-name="Standard" style:list-style-name="WWNum3">
      <style:paragraph-properties fo:margin-left="0in" fo:margin-right="0in" fo:margin-top="0in" fo:margin-bottom="0.2362in" loext:contextual-spacing="true" fo:line-height="100%" fo:text-align="justify" style:justify-single-word="false" fo:text-indent="0in" style:auto-text-indent="false" fo:padding="0in" fo:border="none"/>
      <style:text-properties style:font-name="Courier" fo:font-size="14pt" officeooo:paragraph-rsid="00190a0f" style:font-size-asian="14pt" style:font-size-complex="14pt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4pt" style:font-size-asian="14pt" style:font-size-complex="14pt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4pt" officeooo:paragraph-rsid="00190a0f" style:font-size-asian="14pt" style:font-size-complex="14pt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Courier" fo:font-size="14pt" style:font-size-asian="14pt" style:font-size-complex="14pt"/>
    </style:style>
    <style:style style:name="P14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style:font-name="Courier" fo:font-size="14pt" style:font-size-asian="14pt" style:font-size-complex="14pt"/>
    </style:style>
    <style:style style:name="P1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style:font-name="Courier" fo:font-size="14pt" officeooo:paragraph-rsid="00190a0f" style:font-size-asian="14pt" style:font-size-complex="14pt"/>
    </style:style>
    <style:style style:name="P16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  <style:text-properties style:font-name="Courier"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fo:font-size="14pt" style:font-size-asian="14pt" style:font-size-complex="14pt"/>
    </style:style>
    <style:style style:name="P18" style:family="paragraph" style:parent-style-name="Standard" style:list-style-name="WWNum3" style:master-page-name="">
      <loext:graphic-properties draw:fill="solid" draw:fill-color="#ffffff"/>
      <style:paragraph-properties fo:margin-left="0.3118in" fo:margin-right="0in" fo:margin-top="0in" fo:margin-bottom="0in" loext:contextual-spacing="false" fo:line-height="100%" fo:text-align="justify" style:justify-single-word="false" fo:keep-together="auto" fo:orphans="2" fo:widows="2" fo:text-indent="-0.3118in" style:auto-text-indent="false" style:page-number="auto" fo:background-color="#ffffff" fo:padding="0in" fo:border="none" fo:keep-with-next="auto"/>
      <style:text-properties officeooo:paragraph-rsid="00190a0f"/>
    </style:style>
    <style:style style:name="P19" style:family="paragraph" style:parent-style-name="Standard" style:list-style-name="WWNum3" style:master-page-name="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auto" fo:background-color="#ffffff" fo:padding="0in" fo:border="none" fo:keep-with-next="auto"/>
      <style:text-properties style:font-name="Courier" fo:font-size="14pt" officeooo:paragraph-rsid="00190a0f" style:font-size-asian="14pt" style:font-size-complex="14pt"/>
    </style:style>
    <style:style style:name="P20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#ffffff" fo:padding="0in" fo:border="none"/>
      <style:text-properties style:font-name="Courier" fo:font-size="14pt" officeooo:paragraph-rsid="00190a0f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55cc" style:font-name="Courier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24pt" fo:font-weight="bold" style:font-size-asian="24pt" style:font-weight-asian="bold" style:font-size-complex="24pt"/>
    </style:style>
    <style:style style:name="T8" style:family="text">
      <style:text-properties fo:color="#808080" fo:font-size="12pt" fo:font-style="italic" style:font-size-asian="12pt" style:font-style-asian="italic" style:font-size-complex="12pt" fo:background-color="#ffffff"/>
    </style:style>
    <style:style style:name="T9" style:family="text">
      <style:text-properties fo:color="#808080" fo:font-style="italic" style:font-style-asian="italic" fo:background-color="#ffffff"/>
    </style:style>
    <style:style style:name="T10" style:family="text">
      <style:text-properties fo:color="#808080" fo:font-style="italic" officeooo:rsid="00190a0f" style:font-style-asian="italic" fo:background-color="#ffffff"/>
    </style:style>
    <style:style style:name="T11" style:family="text">
      <style:text-properties fo:font-size="12pt" style:font-size-asian="12pt" style:font-size-complex="12pt" fo:background-color="#ffffff"/>
    </style:style>
    <style:style style:name="T12" style:family="text">
      <style:text-properties fo:color="#000080" fo:font-weight="bold" style:font-weight-asian="bold" fo:background-color="#ffffff"/>
    </style:style>
    <style:style style:name="T13" style:family="text">
      <style:text-properties fo:color="#008000" fo:font-weight="bold" style:font-weight-asian="bold" fo:background-color="#ffffff"/>
    </style:style>
    <style:style style:name="T14" style:family="text">
      <style:text-properties fo:color="#0000ff" fo:background-color="#ffffff"/>
    </style:style>
    <style:style style:name="T15" style:family="text">
      <style:text-properties fo:color="#660e7a" fo:font-style="italic" fo:font-weight="bold" style:font-style-asian="italic" style:font-weight-asian="bold" fo:background-color="#ffffff"/>
    </style:style>
    <style:style style:name="T16" style:family="text">
      <style:text-properties fo:color="#660e7a" fo:font-style="italic" fo:font-weight="bold" officeooo:rsid="00190a0f" style:font-style-asian="italic" style:font-weight-asian="bold" fo:background-color="#ffffff"/>
    </style:style>
    <style:style style:name="T17" style:family="text">
      <style:text-properties fo:color="#242729"/>
    </style:style>
    <style:style style:name="T18" style:family="text">
      <style:text-properties fo:color="#242729" fo:background-color="#eff0f1" loext:char-shading-value="0" style:font-name-asian="Courier New1" style:font-name-complex="Courier New1"/>
    </style:style>
    <style:style style:name="T19" style:family="text">
      <style:text-properties fo:color="#242729" officeooo:rsid="00190a0f"/>
    </style:style>
    <style:style style:name="T20" style:family="text">
      <style:text-properties fo:color="#242729" officeooo:rsid="00190a0f" fo:background-color="#ffffff"/>
    </style:style>
    <style:style style:name="T21" style:family="text">
      <style:text-properties fo:color="#242729" style:font-name="Courier" fo:font-size="14pt" style:font-size-asian="14pt" style:font-size-complex="14pt"/>
    </style:style>
    <style:style style:name="T22" style:family="text">
      <style:text-properties fo:color="#242729" style:font-name="Courier" fo:font-size="14pt" fo:background-color="#eff0f1" loext:char-shading-value="0" style:font-name-asian="Courier New1" style:font-size-asian="14pt" style:font-name-complex="Courier New1" style:font-size-complex="14pt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color="#444444" style:font-name="Roboto" fo:font-size="30pt" style:font-name-asian="Roboto1" style:font-size-asian="30pt" style:font-name-complex="Roboto1" style:font-size-complex="30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79621" style:font-weight-asian="bold"/>
    </style:style>
    <style:style style:name="T27" style:family="text">
      <style:text-properties fo:background-color="#ffffff"/>
    </style:style>
    <style:style style:name="T28" style:family="text">
      <style:text-properties officeooo:rsid="00190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5">Lab </text:span><text:span text:style-name="T26">7</text:span><text:span text:style-name="T25">: SQLite</text:span></text:p>
      <text:p text:style-name="P2"/>
      <text:list xml:id="list2765137350971919825" text:style-name="WWNum2">
        <text:list-item>
          <text:p text:style-name="P11">Create a new Android app.</text:p>
        </text:list-item>
        <text:list-item>
          <text:p text:style-name="P12">Create <text:span text:style-name="T4">a</text:span> <text:span text:style-name="T4">new java file (Contact.java)</text:span> in the same <text:tab/>path with MainActivity.</text:p>
          <text:list>
            <text:list-item>
              <text:p text:style-name="P15">Implement Contact.java as shown in lecture slide (Example 1).</text:p>
            </text:list-item>
          </text:list>
        </text:list-item>
        <text:list-item>
          <text:p text:style-name="P11">Create a <text:span text:style-name="T4">new java file (DatabaseHandler.java)</text:span> in the same path with MainActivity.</text:p>
          <text:list>
            <text:list-item>
              <text:p text:style-name="P14">Implement it as shown in lecture slide (Example 1).</text:p>
            </text:list-item>
            <text:list-item>
              <text:p text:style-name="P14">Implement</text:p>
              <text:list>
                <text:list-item>
                  <text:p text:style-name="P16"><text:span text:style-name="T4">addContact</text:span></text:p>
                </text:list-item>
                <text:list-item>
                  <text:p text:style-name="P16"><text:span text:style-name="T4">getContact </text:span></text:p>
                </text:list-item>
                <text:list-item>
                  <text:p text:style-name="P16"><text:span text:style-name="T4">updateContact</text:span></text:p>
                </text:list-item>
                <text:list-item>
                  <text:p text:style-name="P16"><text:span text:style-name="T4">deleteContact</text:span></text:p>
                </text:list-item>
              </text:list>
            </text:list-item>
          </text:list>
        </text:list-item>
      </text:list>
      <text:p text:style-name="P8"/>
      <text:p text:style-name="P8"><text:s text:c="2"/>4. Test your app</text:p>
      <text:list xml:id="list7237896097985299564" text:style-name="WWNum1">
        <text:list-item>
          <text:p text:style-name="P13"><text:span text:style-name="T4">See below</text:span></text:p>
        </text:list-item>
      </text:list>
      <text:p text:style-name="P8"/>
      <text:p text:style-name="P8">6. Run your sql <text:span text:style-name="T28">command</text:span> on browser</text:p>
      <text:p text:style-name="P7"><text:a xlink:type="simple" xlink:href="https://www.w3schools.com/sql/trysql.asp?filename=trysql_op_in" text:style-name="Internet_20_link" text:visited-style-name="Visited_20_Internet_20_Link"><text:span text:style-name="T6">https://www.w3schools.com/sql/trysql.asp?filename=trysql_op_in</text:span></text:a></text:p>
      <text:p text:style-name="P17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"/>
      <text:p text:style-name="P4"/>
      <text:p text:style-name="P4"/>
      <text:p text:style-name="P4"/>
      <text:p text:style-name="P4"/>
      <text:p text:style-name="P5"><text:soft-page-break/><text:span text:style-name="T25">Code snippet</text:span></text:p>
      <text:p text:style-name="P2"/>
      <text:p text:style-name="P2"><text:span text:style-name="T4">Implementing in MainActivity.java</text:span></text:p>
      <text:p text:style-name="P2"><text:span text:style-name="T9">//</text:span><text:span text:style-name="T10">0 Initial</text:span></text:p>
      <text:p text:style-name="P2"><text:span text:style-name="T27">DatabaseHandler db = </text:span><text:span text:style-name="T12">new </text:span><text:span text:style-name="T27">DatabaseHandler(</text:span><text:span text:style-name="T12">this</text:span><text:span text:style-name="T27">);</text:span></text:p>
      <text:p text:style-name="P3"/>
      <text:p text:style-name="P2"><text:span text:style-name="T9">//1 Add</text:span></text:p>
      <text:p text:style-name="P2"><text:span text:style-name="T27">Contact c1 = </text:span><text:span text:style-name="T12">new </text:span><text:span text:style-name="T27">Contact(</text:span><text:span text:style-name="T13">"your name"</text:span><text:span text:style-name="T27">,</text:span><text:span text:style-name="T13">"phone number"</text:span><text:span text:style-name="T27">);</text:span></text:p>
      <text:p text:style-name="P2"><text:span text:style-name="T27">db.addContact(c1);</text:span></text:p>
      <text:p text:style-name="P3"/>
      <text:p text:style-name="P2"><text:span text:style-name="T9">//2 Get</text:span></text:p>
      <text:p text:style-name="P2"><text:span text:style-name="T27">Contact test = db.getContact(</text:span><text:span text:style-name="T14">1</text:span><text:span text:style-name="T27">);</text:span></text:p>
      <text:p text:style-name="P2"><text:span text:style-name="T27">Toast t = Toast.makeText(getApplicationContext(),test._name,Toast.</text:span><text:span text:style-name="T15">LENGTH_LONG</text:span><text:span text:style-name="T27">);</text:span></text:p>
      <text:p text:style-name="P2"><text:span text:style-name="T27">t.show();</text:span></text:p>
      <text:p text:style-name="P3"/>
      <text:p text:style-name="P2"><text:span text:style-name="T9">//3 Update</text:span></text:p>
      <text:p text:style-name="P2"><text:span text:style-name="T27">test._phone_number = </text:span><text:span text:style-name="T13">"new phone number"</text:span><text:span text:style-name="T27">;</text:span></text:p>
      <text:p text:style-name="P2"><text:span text:style-name="T27">db.updateContact(test);</text:span></text:p>
      <text:p text:style-name="P2"><text:span text:style-name="T27">test = db.getContact(</text:span><text:span text:style-name="T14">1</text:span><text:span text:style-name="T27">);</text:span></text:p>
      <text:p text:style-name="P2"><text:span text:style-name="T27">Toast.makeText(getApplicationContext(),test._phone_number,Toast.</text:span><text:span text:style-name="T15">LENGTH_LONG</text:span><text:span text:style-name="T16">)</text:span><text:span text:style-name="T27">.show();</text:span></text:p>
      <text:p text:style-name="P3"/>
      <text:p text:style-name="P2"><text:span text:style-name="T9">//4 Delete</text:span></text:p>
      <text:p text:style-name="P2"><text:span text:style-name="T27">db.deleteContact(test);</text:span></text:p>
      <text:p text:style-name="P2"><text:span text:style-name="T27"/></text:p>
      <text:p text:style-name="P2"><text:span text:style-name="T9">//5 Check delete</text:span></text:p>
      <text:p text:style-name="P2"><text:span text:style-name="T27">test = db.getContact(</text:span><text:span text:style-name="T14">1</text:span><text:span text:style-name="T27">);</text:span></text:p>
      <text:p text:style-name="P2"><text:span text:style-name="T27">Toast.makeText(getApplicationContext(),test._name,Toast.</text:span><text:span text:style-name="T15">LENGTH_LONG</text:span><text:span text:style-name="T16">)</text:span><text:span text:style-name="T27">.show();</text:span></text:p>
      <text:p text:style-name="P3"/>
      <text:p text:style-name="P3"/>
      <text:p text:style-name="P9"><text:soft-page-break/>7. How to view database in Android studio <text:a xlink:type="simple" xlink:href="https://stackoverflow.com/questions/17529766/view-contents-of-databas-file-in-android-studio" text:style-name="Internet_20_link" text:visited-style-name="Visited_20_Internet_20_Link"><text:span text:style-name="T27">https://stackoverflow.com/questions/17529766/view-contents-of-databas-file-in-android-studio</text:span></text:a></text:p>
      <text:p text:style-name="P9"><text:span text:style-name="T20"/></text:p>
      <text:list xml:id="list7530948188922836746" text:style-name="WWNum3">
        <text:list-item>
          <text:p text:style-name="P18"><text:span text:style-name="T21">Go to </text:span><text:span text:style-name="T22">Tools -&gt; DDMS</text:span><text:span text:style-name="T21"> or click the Device Monitor icon</text:span></text:p>
          <text:list>
            <text:list-header>
              <text:p text:style-name="P19"><text:span text:style-name="T17">next to SDK Manager in Tool bar.</text:span></text:p>
              <text:p text:style-name="P20"><text:span text:style-name="T17"/></text:p>
            </text:list-header>
          </text:list>
        </text:list-item>
        <text:list-item>
          <text:p text:style-name="P10"><text:span text:style-name="T17">Device Monitor window will open. In File Explorer tab, <text:tab/>click </text:span><text:span text:style-name="T18">data -&gt; data -&gt; your project name</text:span><text:span text:style-name="T17">. After that <text:tab/>your databases file will open. Click </text:span><text:span text:style-name="T18">pull a file from <text:tab/>device</text:span><text:span text:style-name="T17"> icon. Save the file using .db extension.</text:span></text:p>
          <text:p text:style-name="P10"><text:span text:style-name="T17"/></text:p>
        </text:list-item>
        <text:list-item>
          <text:p text:style-name="P10"><text:span text:style-name="T17">Open FireFox, Press Alt , </text:span><text:span text:style-name="T18">Tools -&gt; SQLiteManager</text:span><text:span text:style-name="T17">.</text:span></text:p>
          <text:p text:style-name="P10"><text:span text:style-name="T17"/></text:p>
        </text:list-item>
        <text:list-item>
          <text:p text:style-name="P10"><text:span text:style-name="T17">Follow Database -&gt; connect to Database -&gt; browse your <text:tab/>database file and click ok. Your SQLite file will <text:tab/>opened now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8pt" style:text-underline-style="none"/>
    </style:style>
    <style:style style:name="ListLabel_20_11" style:display-name="ListLabel 11" style:family="text">
      <style:text-properties fo:font-size="14pt" style:text-underline-style="none"/>
    </style:style>
    <style:style style:name="ListLabel_20_12" style:display-name="ListLabel 12" style:family="text">
      <style:text-properties fo:font-size="14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8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T1" style:family="text">
      <style:text-properties fo:color="#444444" style:font-name="Roboto" fo:font-size="30pt" style:font-name-asian="Roboto1" style:font-size-asian="30pt" style:font-name-complex="Roboto1" style:font-size-complex="30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0.6252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08:59:34.294230833</dc:date>
    <meta:editing-duration>PT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231" meta:character-count="1750" meta:non-whitespace-character-count="1567"/>
  </office:meta>
</office:document-meta>
</file>